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A000000F8AC1B36C06CB490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5.388cm" svg:height="10.542cm" svg:x="1.364cm" svg:y="3.764cm">
          <draw:image xlink:href="Pictures/100000010000016A000000F8AC1B36C06CB490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2:31:47.021022701</meta:creation-date>
    <meta:generator>LibreOffice/7.4.3.2$Linux_X86_64 LibreOffice_project/40$Build-2</meta:generator>
    <dc:date>2023-06-05T14:15:24.036179127</dc:date>
    <meta:editing-duration>PT1H43M38S</meta:editing-duration>
    <meta:editing-cycles>1</meta:editing-cycles>
    <meta:document-statistic meta:object-count="28"/>
  </office:meta>
</office:document-meta>
</file>